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28.72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38.58mm"/>
    </style:style>
    <style:style style:name="co18" style:family="table-column">
      <style:table-column-properties fo:break-before="auto" style:column-width="36.39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0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6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line-through-style="solid" style:text-line-through-type="single" style:text-line-through-width="bold"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ext-properties style:text-line-through-style="solid" style:text-line-through-type="single" style:text-line-through-width="bold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3"/>
        <table:table-column table:style-name="co3" table:number-columns-repeated="1010" table:default-cell-style-name="ce9"/>
        <table:table-row table:style-name="ro1">
          <table:table-cell table:style-name="ce2"/>
          <table:table-cell table:style-name="ce10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0"/>
          <table:table-cell table:style-name="ce2"/>
          <table:table-cell table:style-name="ce8" table:number-columns-repeated="1010"/>
        </table:table-row>
        <table:table-row table:style-name="ro2">
          <table:table-cell table:style-name="ce2"/>
          <table:table-cell table:style-name="ce11" office:value-type="string" calcext:value-type="string">
            <text:p>Ereignis / Status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16" office:value-type="string" calcext:value-type="string">
            <text:p>Func.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0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Leitung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Klein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Kleines Lich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Groß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Großes Licht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office:value-type="string" calcext:value-type="string">
            <text:p>Licht aktuell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Kg</text:p>
          </table:table-cell>
          <table:table-cell table:number-columns-repeated="2" table:style-name="ce4" office:value-type="string" calcext:value-type="string">
            <text:p>BR</text:p>
          </table:table-cell>
          <table:table-cell table:style-name="ce4" office:value-type="string" calcext:value-type="string">
            <text:p>gotActualLigh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/1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erkann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foundCar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Key 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gotCardKey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Info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otCardInfo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Release Car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ReleaseCar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schreib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WriteCard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 office:value-type="string" calcext:value-type="string">
            <text:p>Key + Info als Bytearra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fertig geschrieb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WriteReady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löschen (delete)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Card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 office:value-type="string" calcext:value-type="string">
            <text:p>Key als Bytearra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auf Karte wart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WaitForClear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chlüssel zum löschen hol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KeyForClear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Mail gedrück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mailPresse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2"/>
          <table:table-cell table:style-name="ce10"/>
          <table:table-cell table:style-name="ce2" office:value-type="string" calcext:value-type="string">
            <text:p>Kg sammelt von Bedienung und MQT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Mail gedrück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B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2"/>
          <table:table-cell table:style-name="ce10"/>
          <table:table-cell table:style-name="ce2" office:value-type="string" calcext:value-type="string">
            <text:p>Info ins CNET</text:p>
          </table:table-cell>
          <table:table-cell table:style-name="ce8" table:number-columns-repeated="1010"/>
        </table:table-row>
        <table:table-row table:style-name="ro1" table:number-rows-repeated="3">
          <table:table-cell table:style-name="ce2"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10"/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oggle Licht groß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Info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Ke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ZB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18" office:value-type="string" calcext:value-type="string">
            <text:p>SPOT</text:p>
          </table:table-cell>
          <table:table-cell table:style-name="ce18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20"/>
        <table:table-column table:style-name="co14" table:number-columns-repeated="5" table:default-cell-style-name="ce20"/>
        <table:table-column table:style-name="co15" table:default-cell-style-name="ce20"/>
        <table:table-column table:style-name="co3" table:number-columns-repeated="1017" table:default-cell-style-name="ce20"/>
        <table:table-row table:style-name="ro4">
          <table:table-cell table:style-name="ce24" office:value-type="string" calcext:value-type="string">
            <text:p>LED-Status 10-fach (a...f): jeweils 4 bits für 16 versch. Farben. 8 Bits (B) für Helligkeit</text:p>
          </table:table-cell>
          <table:table-cell table:style-name="ce28" office:value-type="string" calcext:value-type="string">
            <text:p>aaaabbbb</text:p>
          </table:table-cell>
          <table:table-cell table:style-name="ce28" office:value-type="string" calcext:value-type="string">
            <text:p>ccccdddd</text:p>
          </table:table-cell>
          <table:table-cell table:style-name="ce28" office:value-type="string" calcext:value-type="string">
            <text:p>eeeeffff</text:p>
          </table:table-cell>
          <table:table-cell table:style-name="ce28" office:value-type="string" calcext:value-type="string">
            <text:p>gggghhhh</text:p>
          </table:table-cell>
          <table:table-cell table:style-name="ce28" office:value-type="string" calcext:value-type="string">
            <text:p>iiiijjjj</text:p>
          </table:table-cell>
          <table:table-cell table:style-name="ce28" office:value-type="string" calcext:value-type="string">
            <text:p>BBBBBBB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27" office:value-type="string" calcext:value-type="string">
            <text:p>LED-Status 10-fach (a...f): jeweils 8 bits für 255 versch. Farben. 8 Bits (B) für Helligkeit Signallampen und 8 Bits (K) für Helligkeit Klingel, alle jeweils ASCII-codiert</text:p>
          </table:table-cell>
          <table:table-cell table:style-name="ce29" office:value-type="string" calcext:value-type="string">
            <text:p>A 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J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k</text:p>
          </table:table-cell>
          <table:table-cell table:style-name="ce29" table:number-columns-repeated="1011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ce25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Kartenausgabe" table:style-name="ta1">
        <table:table-column table:style-name="co3" table:number-columns-repeated="2" table:default-cell-style-name="Default"/>
        <table:table-column table:style-name="co18" table:default-cell-style-name="Default"/>
        <table:table-column table:style-name="co3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hristof</text:p>
          </table:table-cell>
          <table:table-cell office:value-type="string" calcext:value-type="string">
            <text:p>schwarzer Anhänger</text:p>
          </table:table-cell>
          <table:table-cell office:value-type="string" calcext:value-type="string">
            <text:p>Schlüsselanhäng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 style:data-style-name="N2" text:time-value="18:05:43.8294752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3-12T18:09:19.137416325</dc:date>
    <meta:editing-duration>P1DT9H41M22S</meta:editing-duration>
    <meta:editing-cycles>43</meta:editing-cycles>
    <meta:generator>LibreOffice/6.0.7.3$Linux_X86_64 LibreOffice_project/00m0$Build-3</meta:generator>
    <meta:document-statistic meta:table-count="5" meta:cell-count="594" meta:object-count="0"/>
  </office:meta>
</office:document-meta>
</file>